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3f6e" officeooo:paragraph-rsid="001b3f6e"/>
    </style:style>
    <style:style style:name="P2" style:family="paragraph" style:parent-style-name="Standard">
      <style:text-properties officeooo:paragraph-rsid="001b3f6e"/>
    </style:style>
    <style:style style:name="T1" style:family="text">
      <style:text-properties officeooo:rsid="001b3f6e"/>
    </style:style>
    <style:style style:name="T2" style:family="text">
      <style:text-properties fo:font-variant="normal" fo:text-transform="none" fo:color="#000080" loext:opacity="100%" style:text-line-through-style="none" style:text-line-through-type="none" fo:font-family="Arial, sans-serif" fo:font-size="8pt" fo:font-style="normal" style:text-underline-style="solid" style:text-underline-width="auto" style:text-underline-color="font-color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study has been submitted to Inside ORS, a journal of the Operational Research Society, for the December 2025 issue.</text:p>
      <text:p text:style-name="P1"/>
      <text:p text:style-name="P2"><text:span text:style-name="T1">There are two input files: 20250509-Health_Data.xlsx and GPDataCOMPLETE_2024.csv", which are derived from open-source data at </text:span><text:bookmark text:name="docs-internal-guid-94a153bf-7fff-f38c-73fc-f1a8c603cfc7"/><text:a xlink:type="simple" xlink:href="https://nwssp.nhs.wales/ourservices/primary-care-services/general-information/data-and-publications/prescribing-data-extracts/general-practice-prescribing-data-extract/" text:style-name="Internet_20_link" text:visited-style-name="Visited_20_Internet_20_Link"><text:span text:style-name="T2">https://nwssp.nhs.wales/ourservices/primary-care-services/general-information/data-and-publications/prescribing-data-extracts/general-practice-prescribing-data-extract/</text:span></text:a> </text:p>
      <text:p text:style-name="P2"/>
      <text:p text:style-name="P1">These should be placed in a /data folder named in .gitigno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4T15:36:36.943194300</meta:creation-date>
    <dc:date>2025-10-04T15:41:47.611476900</dc:date>
    <meta:editing-duration>PT5M12S</meta:editing-duration>
    <meta:editing-cycles>1</meta:editing-cycles>
    <meta:document-statistic meta:table-count="0" meta:image-count="0" meta:object-count="0" meta:page-count="1" meta:paragraph-count="3" meta:word-count="47" meta:character-count="475" meta:non-whitespace-character-count="430"/>
    <meta:generator>LibreOffice/25.8.1.1$Windows_X86_64 LibreOffice_project/54047653041915e595ad4e45cccea684809c77b5</meta:generator>
  </office:meta>
</office:document-meta>
</file>